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color="#808080" style:font-name="Source Sans Pro" fo:font-size="10.5pt" officeooo:rsid="00eed350" officeooo:paragraph-rsid="00eed350" style:font-size-asian="10.5pt" style:font-size-complex="10.5pt"/>
    </style:style>
    <style:style style:name="P2" style:family="paragraph" style:parent-style-name="Footer">
      <style:paragraph-properties fo:text-align="center" style:justify-single-word="false"/>
      <style:text-properties fo:color="#808080" style:font-name="Source Sans Pro" fo:font-size="10.5pt" style:font-size-asian="10.5pt" style:font-size-complex="10.5pt"/>
    </style:style>
    <style:style style:name="P3" style:family="paragraph" style:parent-style-name="Text_20_body">
      <style:text-properties fo:font-weight="bold" officeooo:rsid="010acffd" officeooo:paragraph-rsid="010acffd" style:font-weight-asian="bold" style:font-weight-complex="bold"/>
    </style:style>
    <style:style style:name="P4" style:family="paragraph" style:parent-style-name="Text_20_body">
      <style:text-properties fo:font-weight="normal" officeooo:rsid="010acffd" officeooo:paragraph-rsid="010acffd" style:font-weight-asian="normal" style:font-weight-complex="normal"/>
    </style:style>
    <style:style style:name="P5" style:family="paragraph" style:parent-style-name="Heading_20_1">
      <style:text-properties fo:font-style="normal" fo:font-weight="normal" officeooo:rsid="010acffd" officeooo:paragraph-rsid="010acffd" style:font-style-asian="normal" style:font-weight-asian="normal" style:font-style-complex="normal" style:font-weight-complex="normal"/>
    </style:style>
    <style:style style:name="T1"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Scénario</text:h>
      <text:p text:style-name="P3"><text:span text:style-name="T1">Le jour,</text:span></text:p>
      <text:p text:style-name="P4"><text:span text:style-name="T1">les monolithes sont présent, blanc ne sont pas actifs dans la vie qui se déroule autour. Le parc est animé de lui même, ce sont les gens qui créé le mouvement et les plans disposés créé de l’animation par l’usage qui en est fait. Ils ont un rôle passif.</text:span></text:p>
      <text:p text:style-name="P4"><text:span text:style-name="T1"/></text:p>
      <text:p text:style-name="P3"><text:span text:style-name="T1">La nuit,</text:span></text:p>
      <text:p text:style-name="P4"><text:span text:style-name="T1">les plans s’efface dans l’obscurité pour devenir moteur de l’animation du parc. Ils deviennent actif dans la création de vie. Il sont support de projections et créé un espace inaccessible, irréel et déformé avec les points de vue, dans un espace déjà existant.</text:span></text:p>
      <text:p text:style-name="P4"><text:span text:style-name="T1">Les projections montrent des personnes tout âges monter et descendre la pente du parc, avec des dynamiques différentes. Les projections possédant un fond noir, les corps vont s’intégrer au décors ré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style:line-spacing="0.101cm" fo:text-align="justify" style:justify-single-word="false" fo:hyphenation-ladder-count="3" style:page-number="auto" style:shadow="none">
        <style:tab-stops/>
      </style:paragraph-properties>
      <style:text-properties fo:color="#1c1c1c" style:font-name="Droid Serif" fo:font-family="'Droid Serif'" style:font-style-name="Normal" style:font-family-generic="roman" style:font-pitch="variable" fo:font-size="10.5pt" fo:background-color="transparent" style:font-size-asian="10.5pt" fo:hyphenate="true" fo:hyphenation-remain-char-count="3" fo:hyphenation-push-char-count="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itation" style:family="paragraph" style:parent-style-name="Standard">
      <style:paragraph-properties fo:margin-left="1.3cm" fo:margin-right="1cm" fo:text-align="justify" style:justify-single-word="false" fo:text-indent="0cm" style:auto-text-indent="false">
        <style:tab-stops/>
        <style:drop-cap/>
      </style:paragraph-properties>
      <style:text-properties fo:color="#666666" fo:font-size="10.5pt" style:font-size-asian="10.5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2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808080" style:font-name="Source Sans Pro" fo:font-size="10.5pt" officeooo:rsid="00eed350" officeooo:paragraph-rsid="00eed350" style:font-size-asian="10.5pt" style:font-size-complex="10.5pt"/>
    </style:style>
    <style:style style:name="MP2" style:family="paragraph" style:parent-style-name="Footer">
      <style:paragraph-properties fo:text-align="center" style:justify-single-word="false"/>
      <style:text-properties fo:color="#808080" style:font-name="Source Sans Pro" fo:font-size="10.5pt" style:font-size-asian="10.5pt" style:font-size-complex="10.5pt"/>
    </style:style>
    <style:page-layout style:name="Mpm1">
      <style:page-layout-properties fo:page-width="21.001cm" fo:page-height="29.7cm" style:num-format="1" style:print-orientation="portrait" fo:margin-top="1cm" fo:margin-bottom="1cm" fo:margin-left="3.5cm" fo:margin-right="2.70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2.101cm" fo:margin-left="0cm" fo:margin-right="0cm" fo:margin-top="2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D Usages et Pratiques du Numérique</text:p>
      </style:header>
      <style:footer>
        <text:p text:style-name="MP2"><text:page-number text:select-page="current">1</text:page-number>/<text:page-count>1</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2T14:11:10.277000000</meta:creation-date>
    <dc:date>2016-04-19T15:49:56.469000000</dc:date>
    <meta:editing-duration>PT10H23M45S</meta:editing-duration>
    <meta:editing-cycles>237</meta:editing-cycles>
    <meta:generator>LibreOffice/5.1.1.3$Windows_x86 LibreOffice_project/89f508ef3ecebd2cfb8e1def0f0ba9a803b88a6d</meta:generator>
    <meta:document-statistic meta:table-count="0" meta:image-count="0" meta:object-count="0" meta:page-count="1" meta:paragraph-count="8" meta:word-count="135" meta:character-count="776" meta:non-whitespace-character-count="649"/>
  </office:meta>
</office:document-meta>
</file>